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setCmdHandler.onCommand( SMTP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setCmdHandler.getImplComma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setCmdHandler.doRSET( SMTPSession session , String argu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